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0.653cm" fo:min-width="5.483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033cm" svg:height="0.953cm" svg:x="16.51cm" svg:y="16.827cm">
          <text:p text:style-name="P1"><text:span text:style-name="T1">William Candee Warren </text:span></text:p>
          <text:p text:style-name="P1"><text:span text:style-name="T1">(04 Aug 1859 to 27 Nov 193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033cm" svg:height="0.953cm" svg:x="14.604cm" svg:y="12.7cm">
          <text:p text:style-name="P1"><text:span text:style-name="T1">Mary Smith (Mills) Warren</text:span></text:p>
          <text:p text:style-name="P1"><text:span text:style-name="T1">(19 Jun 1831 to 06 Apr 189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033cm" svg:height="0.953cm" svg:x="8.255cm" svg:y="12.7cm">
          <text:p text:style-name="P1"><text:span text:style-name="T1">James Dunlap Warren</text:span></text:p>
          <text:p text:style-name="P1"><text:span text:style-name="T1">(12 Jan 1823 to 17 Dec 1886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033cm" svg:height="0.953cm" svg:x="9.525cm" svg:y="15.239cm">
          <text:p text:style-name="P1"><text:span text:style-name="T1">Orsamus George Warrenf</text:span></text:p>
          <text:p text:style-name="P1"><text:span text:style-name="T1">(04 Aug 1859 to 27 Nov 1935)hisklkkj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1T08:51:39.697960741</meta:creation-date>
    <dc:date>2022-11-18T20:17:04.514980426</dc:date>
    <meta:editing-duration>PT16M49S</meta:editing-duration>
    <meta:editing-cycles>4</meta:editing-cycles>
    <meta:generator>LibreOffice/7.3.6.2$Linux_X86_64 LibreOffice_project/30$Build-2</meta:generator>
    <meta:document-statistic meta:object-count="4"/>
  </office:meta>
</office:document-meta>
</file>